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7cm"/>
    </style:style>
    <style:style style:name="gr4" style:family="graphic" style:parent-style-name="standard">
      <style:graphic-properties svg:stroke-width="0.102cm" draw:marker-start-width="0.356cm" draw:marker-end-width="0.356cm" draw:fill="none" draw:textarea-vertical-align="middle" draw:auto-grow-height="false" fo:min-height="0.749cm" fo:min-width="0.499cm" fo:padding-top="0.176cm" fo:padding-bottom="0.176cm" fo:padding-left="0.301cm" fo:padding-right="0.3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26cm" fo:min-width="0cm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P1" style:family="paragraph">
      <style:paragraph-properties fo:text-align="center"/>
    </style:style>
    <style:style style:name="P2" style:family="paragraph">
      <style:text-properties fo:color="#000080" style:text-outline="true" fo:font-size="24pt" style:font-size-asian="24pt" style:font-size-complex="2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style:text-outline="tru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5.842cm" svg:height="2.032cm" svg:x="7.815cm" svg:y="24.368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842cm" svg:height="2.032cm" svg:x="7.815cm" svg:y="20.668cm">
          <text:p text:style-name="P1">MainWindow.p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36cm" svg:y1="24.368cm" svg:x2="10.736cm" svg:y2="22.7cm" draw:start-shape="id1" draw:start-glue-point="0" draw:end-shape="id2" draw:end-glue-point="2" svg:d="m10736 24368v-1668">
          <text:p/>
        </draw:connector>
        <draw:custom-shape draw:style-name="gr1" draw:text-style-name="P1" xml:id="id4" draw:id="id4" draw:layer="layout" svg:width="5.842cm" svg:height="2.032cm" svg:x="1.223cm" svg:y="17.168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5.842cm" svg:height="2.032cm" svg:x="14.507cm" svg:y="17.168cm">
          <text:p text:style-name="P1">Transi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5.842cm" svg:height="2.032cm" svg:x="7.823cm" svg:y="17.168cm">
          <text:p text:style-name="P1">Logg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3.657cm" svg:y1="21.684cm" svg:x2="17.428cm" svg:y2="19.2cm" draw:start-shape="id2" draw:start-glue-point="1" draw:end-shape="id3" draw:end-glue-point="2" svg:d="m13657 21684 3771-2484">
          <text:p/>
        </draw:connector>
        <draw:connector draw:style-name="gr2" draw:text-style-name="P1" draw:layer="layout" draw:type="line" svg:x1="7.815cm" svg:y1="21.684cm" svg:x2="4.144cm" svg:y2="19.2cm" draw:start-shape="id2" draw:start-glue-point="3" draw:end-shape="id4" draw:end-glue-point="2" svg:d="m7815 21684-3671-2484">
          <text:p/>
        </draw:connector>
        <draw:connector draw:style-name="gr2" draw:text-style-name="P1" draw:layer="layout" draw:type="line" svg:x1="10.736cm" svg:y1="20.668cm" svg:x2="10.744cm" svg:y2="19.2cm" draw:start-shape="id2" draw:start-glue-point="0" draw:end-shape="id5" draw:end-glue-point="2" svg:d="m10736 20668 8-1468">
          <text:p/>
        </draw:connector>
        <draw:custom-shape draw:style-name="gr1" draw:text-style-name="P1" xml:id="id7" draw:id="id7" draw:layer="layout" svg:width="2.286cm" svg:height="2.54cm" svg:x="14.95cm" svg:y="10.973cm">
          <text:p text:style-name="P1">State</text:p>
          <text:p text:style-name="P1">Ce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761cm" svg:height="2.54cm" svg:x="17.52cm" svg:y="10.973cm">
          <text:p text:style-name="P1">Pipeline</text:p>
          <text:p text:style-name="P1">D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286cm" svg:height="2.54cm" svg:x="12.272cm" svg:y="10.973cm">
          <text:p text:style-name="P1">Left</text:p>
          <text:p text:style-name="P1">Doc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7.428cm" svg:y1="17.168cm" svg:x2="18.9cm" svg:y2="13.513cm" draw:start-shape="id3" draw:start-glue-point="0" draw:end-shape="id6" draw:end-glue-point="2" svg:d="m17428 17168 1472-3655">
          <text:p/>
        </draw:connector>
        <draw:connector draw:style-name="gr2" draw:text-style-name="P1" draw:layer="layout" draw:type="line" svg:x1="17.428cm" svg:y1="17.168cm" svg:x2="16.093cm" svg:y2="13.513cm" draw:start-shape="id3" draw:start-glue-point="0" draw:end-shape="id7" draw:end-glue-point="2" svg:d="m17428 17168-1335-3655">
          <text:p/>
        </draw:connector>
        <draw:connector draw:style-name="gr2" draw:text-style-name="P1" draw:layer="layout" draw:type="line" svg:x1="17.428cm" svg:y1="17.168cm" svg:x2="13.415cm" svg:y2="13.513cm" draw:start-shape="id3" draw:start-glue-point="0" draw:end-shape="id8" draw:end-glue-point="2" svg:d="m17428 17168-4013-3655">
          <text:p/>
        </draw:connector>
        <draw:frame draw:style-name="gr3" draw:layer="layout" svg:width="6.939cm" svg:height="7.361cm" svg:x="12.876cm" svg:y="1.399cm">
          <draw:text-box>
            <text:p>(1) Data Processing</text:p>
            <text:p>(2) Quality Assurance</text:p>
            <text:p>(3) Model Run</text:p>
            <text:p>(4) Model Results</text:p>
            <text:p>(5) Analysis</text:p>
            <text:p><text:s text:c="4"/>BS</text:p>
            <text:p><text:s text:c="4"/>SA</text:p>
            <text:p><text:s text:c="4"/>BS → PT</text:p>
            <text:p><text:s text:c="4"/>BS → SA </text:p>
            <text:p>(6) Reports</text:p>
          </draw:text-box>
        </draw:frame>
        <draw:custom-shape draw:style-name="gr4" draw:text-style-name="P1" draw:layer="layout" svg:width="1.524cm" svg:height="7.569cm" draw:transform="rotate (1.5707963267949) translate (12.63cm 10.7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" draw:text-style-name="P1" xml:id="id10" draw:id="id10" draw:layer="layout" svg:width="5.842cm" svg:height="2.032cm" svg:x="1.223cm" svg:y="10.968cm">
          <text:p text:style-name="P1">Session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3.611cm" svg:height="2.032cm" svg:x="7.823cm" svg:y="10.968cm">
          <text:p text:style-name="P1">Model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0.744cm" svg:y1="17.168cm" svg:x2="9.628cm" svg:y2="13cm" draw:start-shape="id5" draw:start-glue-point="0" draw:end-shape="id9" draw:end-glue-point="2" svg:d="m10744 17168-1116-4168">
          <text:p/>
        </draw:connector>
        <draw:connector draw:style-name="gr2" draw:text-style-name="P1" draw:layer="layout" draw:type="line" svg:x1="4.144cm" svg:y1="17.168cm" svg:x2="4.144cm" svg:y2="13cm" draw:start-shape="id4" draw:start-glue-point="0" draw:end-shape="id10" draw:end-glue-point="2" svg:d="m4144 17168v-4168">
          <text:p/>
        </draw:connector>
        <draw:connector draw:style-name="gr2" draw:text-style-name="P1" draw:layer="layout" draw:type="line" svg:x1="4.144cm" svg:y1="17.168cm" svg:x2="9.628cm" svg:y2="13cm" draw:start-shape="id4" draw:start-glue-point="0" draw:end-shape="id9" draw:end-glue-point="2" svg:d="m4144 17168 5484-4168">
          <text:p/>
        </draw:connector>
        <draw:connector draw:style-name="gr2" draw:text-style-name="P1" draw:layer="layout" draw:type="line" svg:x1="17.428cm" svg:y1="17.168cm" svg:x2="9.628cm" svg:y2="13cm" draw:start-shape="id3" draw:start-glue-point="0" draw:end-shape="id9" draw:end-glue-point="2" svg:d="m17428 17168-7800-4168">
          <text:p/>
        </draw:connector>
        <draw:connector draw:style-name="gr2" draw:text-style-name="P1" draw:layer="layout" draw:type="line" svg:x1="7.065cm" svg:y1="11.984cm" svg:x2="7.823cm" svg:y2="11.984cm" draw:start-shape="id10" draw:start-glue-point="1" draw:end-shape="id9" draw:end-glue-point="3" svg:d="m7065 11984h758">
          <text:p/>
        </draw:connector>
        <draw:custom-shape draw:style-name="gr4" draw:text-style-name="P1" draw:layer="layout" svg:width="1.524cm" svg:height="5.384cm" draw:transform="rotate (1.5707963267949) translate (1.431cm 10.7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layer="layout" svg:width="6.403cm" svg:height="3.156cm" svg:x="1.078cm" svg:y="5.956cm">
          <draw:text-box>
            <text:p><text:span text:style-name="T1">Organizes all data</text:span></text:p>
            <text:p>Logging</text:p>
            <text:p>Saving, Opening</text:p>
            <text:p>Controller's Assistant</text:p>
          </draw:text-box>
        </draw:frame>
        <draw:custom-shape draw:style-name="gr4" draw:text-style-name="P1" draw:layer="layout" svg:width="1.524cm" svg:height="3.048cm" draw:transform="rotate (1.5707963267949) translate (8.112cm 10.74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layer="layout" svg:width="4.799cm" svg:height="3.806cm" svg:x="7.439cm" svg:y="5.31cm">
          <draw:text-box>
            <text:p><text:span text:style-name="T1">External tasks</text:span></text:p>
            <text:p>Images</text:p>
            <text:p>Model Runs</text:p>
            <text:p>GPU queue</text:p>
            <text:p/>
          </draw:text-box>
        </draw:frame>
        <draw:frame draw:style-name="gr7" draw:text-style-name="P2" draw:layer="layout" svg:width="10.033cm" svg:height="1.524cm" svg:x="2.27cm" svg:y="1.508cm">
          <draw:text-box>
            <text:p text:style-name="P2"><text:span text:style-name="T2">Cytostream hierarchy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lemmys </meta:initial-creator>
    <meta:creation-date>2012-04-12T21:12:25</meta:creation-date>
    <dc:date>2012-04-12T23:16:51</dc:date>
    <dc:creator>clemmys </dc:creator>
    <meta:editing-duration>PT48M24S</meta:editing-duration>
    <meta:editing-cycles>2</meta:editing-cycles>
    <meta:generator>LibreOffice/3.4$Unix LibreOffice_project/340m1$Build-402</meta:generator>
    <meta:document-statistic meta:object-count="29"/>
  </office:meta>
</office:document-meta>
</file>